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84fc2" officeooo:paragraph-rsid="00184fc2"/>
    </style:style>
    <style:style style:name="P2" style:family="paragraph" style:parent-style-name="Standard">
      <style:paragraph-properties fo:text-align="justify" style:justify-single-word="false"/>
      <style:text-properties officeooo:rsid="00184fc2" officeooo:paragraph-rsid="001a33af"/>
    </style:style>
    <style:style style:name="P3" style:family="paragraph" style:parent-style-name="Standard">
      <style:paragraph-properties fo:text-align="justify" style:justify-single-word="false"/>
      <style:text-properties officeooo:rsid="00184fc2" officeooo:paragraph-rsid="001c2f82"/>
    </style:style>
    <style:style style:name="P4" style:family="paragraph" style:parent-style-name="Standard">
      <style:paragraph-properties fo:text-align="justify" style:justify-single-word="false"/>
      <style:text-properties officeooo:rsid="00184fc2" officeooo:paragraph-rsid="001d8b9e"/>
    </style:style>
    <style:style style:name="P5" style:family="paragraph" style:parent-style-name="Standard">
      <style:paragraph-properties fo:text-align="justify" style:justify-single-word="false"/>
      <style:text-properties fo:font-weight="bold" officeooo:rsid="00184fc2" officeooo:paragraph-rsid="00184fc2" style:font-weight-asian="bold" style:font-weight-complex="bold"/>
    </style:style>
    <style:style style:name="P6" style:family="paragraph" style:parent-style-name="Standard">
      <style:paragraph-properties fo:text-align="justify" style:justify-single-word="false"/>
      <style:text-properties fo:font-weight="bold" officeooo:rsid="001fc7ee" officeooo:paragraph-rsid="001fc7ee" style:font-weight-asian="bold" style:font-weight-complex="bold"/>
    </style:style>
    <style:style style:name="P7" style:family="paragraph" style:parent-style-name="Standard">
      <style:paragraph-properties fo:text-align="justify" style:justify-single-word="false"/>
      <style:text-properties fo:font-weight="bold" officeooo:rsid="001c2f82" officeooo:paragraph-rsid="001c2f82" style:font-weight-asian="bold" style:font-weight-complex="bold"/>
    </style:style>
    <style:style style:name="P8" style:family="paragraph" style:parent-style-name="Standard">
      <style:paragraph-properties fo:text-align="justify" style:justify-single-word="false"/>
      <style:text-properties fo:font-weight="bold" officeooo:rsid="002f7ce0" officeooo:paragraph-rsid="002f7ce0" style:font-weight-asian="bold" style:font-weight-complex="bold"/>
    </style:style>
    <style:style style:name="P9" style:family="paragraph" style:parent-style-name="Standard">
      <style:paragraph-properties fo:text-align="justify" style:justify-single-word="false"/>
      <style:text-properties fo:font-weight="bold" officeooo:rsid="00303882" officeooo:paragraph-rsid="00303882" style:font-weight-asian="bold" style:font-weight-complex="bold"/>
    </style:style>
    <style:style style:name="P10" style:family="paragraph" style:parent-style-name="Standard">
      <style:paragraph-properties fo:text-align="justify" style:justify-single-word="false"/>
      <style:text-properties fo:font-weight="bold" officeooo:rsid="00337699" officeooo:paragraph-rsid="00337699" style:font-weight-asian="bold" style:font-weight-complex="bold"/>
    </style:style>
    <style:style style:name="P11" style:family="paragraph" style:parent-style-name="Standard">
      <style:paragraph-properties fo:text-align="justify" style:justify-single-word="false"/>
      <style:text-properties officeooo:rsid="001fc7ee" officeooo:paragraph-rsid="001fc7ee"/>
    </style:style>
    <style:style style:name="P12" style:family="paragraph" style:parent-style-name="Standard">
      <style:paragraph-properties fo:text-align="justify" style:justify-single-word="false"/>
      <style:text-properties officeooo:rsid="001fc7ee" officeooo:paragraph-rsid="002f7ce0"/>
    </style:style>
    <style:style style:name="P13" style:family="paragraph" style:parent-style-name="Standard">
      <style:paragraph-properties fo:text-align="justify" style:justify-single-word="false"/>
      <style:text-properties officeooo:rsid="001fc7ee" officeooo:paragraph-rsid="00303882"/>
    </style:style>
    <style:style style:name="P14" style:family="paragraph" style:parent-style-name="Standard">
      <style:paragraph-properties fo:text-align="justify" style:justify-single-word="false"/>
      <style:text-properties fo:color="#00cc00" officeooo:rsid="002dc62f" officeooo:paragraph-rsid="002dc62f"/>
    </style:style>
    <style:style style:name="P15" style:family="paragraph" style:parent-style-name="Standard">
      <style:paragraph-properties fo:text-align="justify" style:justify-single-word="false"/>
      <style:text-properties officeooo:rsid="001a33af" officeooo:paragraph-rsid="001a33af"/>
    </style:style>
    <style:style style:name="P16" style:family="paragraph" style:parent-style-name="Standard">
      <style:paragraph-properties fo:text-align="justify" style:justify-single-word="false"/>
      <style:text-properties officeooo:rsid="001c2f82" officeooo:paragraph-rsid="001c2f82"/>
    </style:style>
    <style:style style:name="P17" style:family="paragraph" style:parent-style-name="Standard">
      <style:paragraph-properties fo:text-align="justify" style:justify-single-word="false"/>
      <style:text-properties officeooo:rsid="001e61b3" officeooo:paragraph-rsid="001d8b9e"/>
    </style:style>
    <style:style style:name="P18" style:family="paragraph" style:parent-style-name="Standard">
      <style:paragraph-properties fo:text-align="justify" style:justify-single-word="false"/>
      <style:text-properties officeooo:rsid="00303882" officeooo:paragraph-rsid="00303882"/>
    </style:style>
    <style:style style:name="P19" style:family="paragraph" style:parent-style-name="Standard">
      <style:paragraph-properties fo:text-align="justify" style:justify-single-word="false"/>
      <style:text-properties officeooo:rsid="00337699" officeooo:paragraph-rsid="00337699"/>
    </style:style>
    <style:style style:name="P20" style:family="paragraph" style:parent-style-name="Standard">
      <style:paragraph-properties fo:text-align="justify" style:justify-single-word="false"/>
      <style:text-properties officeooo:rsid="0035b77e" officeooo:paragraph-rsid="0035b77e"/>
    </style:style>
    <style:style style:name="P21" style:family="paragraph" style:parent-style-name="Standard">
      <style:paragraph-properties fo:text-align="justify" style:justify-single-word="false"/>
      <style:text-properties officeooo:rsid="0035b77e" officeooo:paragraph-rsid="0036144e"/>
    </style:style>
    <style:style style:name="P22" style:family="paragraph" style:parent-style-name="Standard">
      <style:paragraph-properties fo:text-align="justify" style:justify-single-word="false"/>
      <style:text-properties officeooo:rsid="00363596" officeooo:paragraph-rsid="00363596"/>
    </style:style>
    <style:style style:name="P23" style:family="paragraph" style:parent-style-name="Standard">
      <style:paragraph-properties fo:text-align="justify" style:justify-single-word="false"/>
      <style:text-properties officeooo:rsid="0037b1f5" officeooo:paragraph-rsid="0037b1f5"/>
    </style:style>
    <style:style style:name="P24" style:family="paragraph" style:parent-style-name="Standard">
      <style:paragraph-properties fo:text-align="justify" style:justify-single-word="false"/>
      <style:text-properties officeooo:rsid="00387246" officeooo:paragraph-rsid="00387246"/>
    </style:style>
    <style:style style:name="P25" style:family="paragraph" style:parent-style-name="Standard">
      <style:paragraph-properties fo:text-align="justify" style:justify-single-word="false"/>
      <style:text-properties officeooo:rsid="003a37ae" officeooo:paragraph-rsid="003a37ae"/>
    </style:style>
    <style:style style:name="P26" style:family="paragraph" style:parent-style-name="Standard">
      <style:paragraph-properties fo:text-align="justify" style:justify-single-word="false"/>
      <style:text-properties officeooo:rsid="0036144e" officeooo:paragraph-rsid="0036144e"/>
    </style:style>
    <style:style style:name="P27" style:family="paragraph" style:parent-style-name="Standard">
      <style:paragraph-properties fo:text-align="justify" style:justify-single-word="false"/>
      <style:text-properties style:font-name="Courier 10 Pitch" officeooo:rsid="00184fc2" officeooo:paragraph-rsid="00184fc2"/>
    </style:style>
    <style:style style:name="P28" style:family="paragraph" style:parent-style-name="Standard">
      <style:paragraph-properties fo:text-align="justify" style:justify-single-word="false"/>
      <style:text-properties style:font-name="Courier 10 Pitch" officeooo:rsid="00184fc2" officeooo:paragraph-rsid="001d8b9e"/>
    </style:style>
    <style:style style:name="P29" style:family="paragraph" style:parent-style-name="Standard">
      <style:paragraph-properties fo:text-align="justify" style:justify-single-word="false"/>
      <style:text-properties style:font-name="Courier 10 Pitch" officeooo:rsid="001a33af" officeooo:paragraph-rsid="001a33af"/>
    </style:style>
    <style:style style:name="P30" style:family="paragraph" style:parent-style-name="Standard">
      <style:paragraph-properties fo:text-align="justify" style:justify-single-word="false"/>
      <style:text-properties style:font-name="Courier 10 Pitch" officeooo:rsid="001c2f82" officeooo:paragraph-rsid="001c2f82"/>
    </style:style>
    <style:style style:name="P31" style:family="paragraph" style:parent-style-name="Standard">
      <style:paragraph-properties fo:text-align="justify" style:justify-single-word="false"/>
      <style:text-properties style:font-name="Courier 10 Pitch" officeooo:rsid="001d8b9e" officeooo:paragraph-rsid="001d8b9e"/>
    </style:style>
    <style:style style:name="P32" style:family="paragraph" style:parent-style-name="Standard">
      <style:paragraph-properties fo:text-align="justify" style:justify-single-word="false"/>
      <style:text-properties officeooo:rsid="003a37ae" officeooo:paragraph-rsid="003a37ae"/>
    </style:style>
    <style:style style:name="P33" style:family="paragraph" style:parent-style-name="Standard">
      <style:paragraph-properties fo:text-align="justify" style:justify-single-word="false"/>
      <style:text-properties officeooo:rsid="0054f193" officeooo:paragraph-rsid="0054f193"/>
    </style:style>
    <style:style style:name="P34" style:family="paragraph" style:parent-style-name="Standard">
      <style:paragraph-properties fo:text-align="justify" style:justify-single-word="false"/>
      <style:text-properties officeooo:rsid="00578b99" officeooo:paragraph-rsid="00578b99"/>
    </style:style>
    <style:style style:name="P35" style:family="paragraph" style:parent-style-name="Standard">
      <style:paragraph-properties fo:text-align="justify" style:justify-single-word="false"/>
      <style:text-properties officeooo:rsid="0058c2ac" officeooo:paragraph-rsid="0058c2ac"/>
    </style:style>
    <style:style style:name="T1" style:family="text">
      <style:text-properties officeooo:rsid="001a33af"/>
    </style:style>
    <style:style style:name="T2" style:family="text">
      <style:text-properties officeooo:rsid="0021c289"/>
    </style:style>
    <style:style style:name="T3" style:family="text">
      <style:text-properties officeooo:rsid="002434c5"/>
    </style:style>
    <style:style style:name="T4" style:family="text">
      <style:text-properties officeooo:rsid="00287813"/>
    </style:style>
    <style:style style:name="T5" style:family="text">
      <style:text-properties officeooo:rsid="002f7ce0"/>
    </style:style>
    <style:style style:name="T6" style:family="text">
      <style:text-properties officeooo:rsid="00303882"/>
    </style:style>
    <style:style style:name="T7" style:family="text">
      <style:text-properties officeooo:rsid="0034b5c9"/>
    </style:style>
    <style:style style:name="T8" style:family="text">
      <style:text-properties officeooo:rsid="0036144e"/>
    </style:style>
    <style:style style:name="T9" style:family="text">
      <style:text-properties officeooo:rsid="00371c18"/>
    </style:style>
    <style:style style:name="T10" style:family="text">
      <style:text-properties officeooo:rsid="00387246"/>
    </style:style>
    <style:style style:name="T11" style:family="text">
      <style:text-properties officeooo:rsid="0038bc62"/>
    </style:style>
    <style:style style:name="T12" style:family="text">
      <style:text-properties officeooo:rsid="003a37ae"/>
    </style:style>
    <style:style style:name="T13" style:family="text">
      <style:text-properties officeooo:rsid="003a723a"/>
    </style:style>
    <style:style style:name="T14" style:family="text">
      <style:text-properties fo:color="#ff0000"/>
    </style:style>
    <style:style style:name="T15" style:family="text">
      <style:text-properties fo:color="#ff0000" officeooo:rsid="00287813"/>
    </style:style>
    <style:style style:name="T16" style:family="text">
      <style:text-properties fo:color="#ff0000" officeooo:rsid="0036144e"/>
    </style:style>
    <style:style style:name="T17" style:family="text">
      <style:text-properties style:font-name="Courier 10 Pitch"/>
    </style:style>
    <style:style style:name="T18" style:family="text">
      <style:text-properties officeooo:rsid="0044f913"/>
    </style:style>
    <style:style style:name="T19" style:family="text">
      <style:text-properties officeooo:rsid="0046a1ea"/>
    </style:style>
    <style:style style:name="T20" style:family="text">
      <style:text-properties officeooo:rsid="0051d76c"/>
    </style:style>
    <style:style style:name="T21" style:family="text">
      <style:text-properties officeooo:rsid="0055ab27"/>
    </style:style>
    <style:style style:name="T22" style:family="text">
      <style:text-properties fo:color="#00cc00"/>
    </style:style>
    <style:style style:name="T23" style:family="text">
      <style:text-properties officeooo:rsid="00578ec4"/>
    </style:style>
    <style:style style:name="T24" style:family="text">
      <style:text-properties officeooo:rsid="005966e2"/>
    </style:style>
    <style:style style:name="T25" style:family="text">
      <style:text-properties officeooo:rsid="0059a8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3 Базовое использование CMake и синтаксис.</text:p>
      <text:p text:style-name="P1"><text:s/><text:tab/>Использовать CMake просто. Процесс сборки заключается в создании одного или нескольких файлов CMakeLists (на самом деле .txt, но в этом руководстве в большинстве случае расширения будут опущены) в каждой директории, составляющей проект. <text:s/>Файлы CmakeLists должны содержать описание проекта на простом языке CMake. Язык выражается в виде последовательности команд. <text:span text:style-name="T14">Каждая команда вычисляется в порядке, в котором она появляется в файле CmakeLists</text:span>. Команды имеют форму:</text:p>
      <text:p text:style-name="P1"/>
      <text:p text:style-name="P27">command(args …)</text:p>
      <text:p text:style-name="P1"/>
      <text:p text:style-name="P1">Где command — это имя команды, args — это список разделенных пробелом аргументов (аргументы с внутренними пробельными символами должны заключаться в двойные кавычки). <text:s/>С версии 2.2 CMake не чувствителен к регистру имен команд. Так что если вы видите command, вы можете также использовать COMMAND или Command вместо этого. </text:p>
      <text:p text:style-name="P2"><text:tab/><text:span text:style-name="T1">CMake поддерживает простые переменные, которые могут быть либо строчками, либо списком строчек. Обращение к переменным осуществляется с помощью синтаксиса </text:span></text:p>
      <text:p text:style-name="P2"/>
      <text:p text:style-name="P29">${VAR}</text:p>
      <text:p text:style-name="P2"/>
      <text:p text:style-name="P15">Несколько аргументов могут быть сгруппированы вместе в список с помощью команды </text:p>
      <text:p text:style-name="P2"/>
      <text:p text:style-name="P29">set</text:p>
      <text:p text:style-name="P2"/>
      <text:p text:style-name="P15">Остальные команды разворачивают список как если бы в них передавали разделенные пробелом аргументы. Например, <text:span text:style-name="T17">set(Foo a b c)</text:span> установит переменную Foo в значение a b c и если Foo передать в другую команду, <text:span text:style-name="T17">command(${Foo})</text:span>, это будет эквивалентно <text:span text:style-name="T17">command(a b c)</text:span>.</text:p>
      <text:p text:style-name="P2"/>
      <text:p text:style-name="P15">Доступ к системным переменным окружения и значениям регистра Windows может быть получен напрямую в CMake. Для использования системных переменных окружения используется синтаксис </text:p>
      <text:p text:style-name="P2"/>
      <text:p text:style-name="P29">$ENV{VAR}</text:p>
      <text:p text:style-name="P2"/>
      <text:p text:style-name="P15">CMake также может использовать записи в реестре во многих командах, используя синтаксис в форме:</text:p>
      <text:p text:style-name="P2"/>
      <text:p text:style-name="P15">[HKEY_CURRENT_USER\\Software\\path1\\path2;key]</text:p>
      <text:p text:style-name="P2"/>
      <text:p text:style-name="P7">2.4 Hello World для CMake.</text:p>
      <text:p text:style-name="P16"><text:tab/>Рассмотрим простейший C<text:span text:style-name="T18">M</text:span>akeLists файл. Для компиляции исполняемого файла из одного файла исходного кода, C<text:span text:style-name="T19">M</text:span>akeLists должен содержать две строчки:</text:p>
      <text:p text:style-name="P3"/>
      <text:p text:style-name="P30">project (Hello)</text:p>
      <text:p text:style-name="P30">add_executable (Hello Hello.c)</text:p>
      <text:p text:style-name="P3"/>
      <text:p text:style-name="P16">Чтобы собрать Hello, следуйте процессу, описанному в разделе 2.5 Запуск CMake для генерации Makefile или файлов проекта. </text:p>
      <text:p text:style-name="P16"><text:tab/>Команда <text:span text:style-name="T17">project</text:span> указывает, каким должно быть имя итогового workspace. <text:span text:style-name="T17">add_executable</text:span> команда добавляет исполняемую цель в процесс сборки. Вот всё что есть для этого простого примера. Если ваш проект требует несколько файлов, то это также легко просто измените <text:span text:style-name="T17">add_executable</text:span> строку как показано ниже:</text:p>
      <text:p text:style-name="P30"><text:soft-page-break/>add_executable (Hello Hello.c File2.c File3.c File4.c)</text:p>
      <text:p text:style-name="P3"/>
      <text:p text:style-name="P16"><text:span text:style-name="T17">add_executable</text:span> это просто одна из многих команд, доступных в CMake. Рассмотрим более сложный пример ниже.</text:p>
      <text:p text:style-name="P3"/>
      <text:p text:style-name="P31">cmake_minimum_required (2.6)</text:p>
      <text:p text:style-name="P31">project (HELLO)</text:p>
      <text:p text:style-name="P28"/>
      <text:p text:style-name="P31">set (HELLO_SRCS Hello.c File2.c File3.c)</text:p>
      <text:p text:style-name="P28"/>
      <text:p text:style-name="P31">if (WIN32)</text:p>
      <text:p text:style-name="P31"><text:tab/>set (HELLO_SRCS ${HELLO_SRCS} WinSupport.c)</text:p>
      <text:p text:style-name="P31">else ()</text:p>
      <text:p text:style-name="P31"><text:tab/>set (HELLO_SRCS ${HELLO_SRCS} UnixSupport.c)</text:p>
      <text:p text:style-name="P28"/>
      <text:p text:style-name="P31">add_executable(Hello ${HELLO_SRCS})</text:p>
      <text:p text:style-name="P28"/>
      <text:p text:style-name="P31"># поиск библиотеки Tcl</text:p>
      <text:p text:style-name="P31">find_library (TCL_LIBRARY </text:p>
      <text:p text:style-name="P31"><text:tab/>NAMES tcl tcl84 tcl83 tcl82 tcl80</text:p>
      <text:p text:style-name="P31"><text:tab/>PATHS /usr/lib /usr/local/lib</text:p>
      <text:p text:style-name="P31">)</text:p>
      <text:p text:style-name="P28"/>
      <text:p text:style-name="P31">if (TCL_LIBRARY)</text:p>
      <text:p text:style-name="P31"><text:tab/>target_link_library (Hello ${TCL_LIBRARY})</text:p>
      <text:p text:style-name="P31">endif ()</text:p>
      <text:p text:style-name="P4"/>
      <text:p text:style-name="P17">В этом примере команда <text:span text:style-name="T17">set</text:span> используется для группировки всех файлов исходного кода в список. Команда <text:span text:style-name="T17">if</text:span> используется чтобы добавить либо WinSupport.c либо UnixSupport.c к этому списку в зависимости от того, запущена ли CMake на Windows или Linux. Наконец, команда <text:span text:style-name="T17">add_executable</text:span> используется для сборки исполняемого файла на основе исходников, перечисленных в списке HELLO_SRC. Команда <text:span text:style-name="T17">find_library</text:span> ищет Tcl библиотеку по нескольким разным именам в нескольких разных директориях. Команда <text:span text:style-name="T17">if</text:span> проверяет, была ли найдена TCL_LIBRARY, и если да, то добавляет её к строчке компоновки для исполняемого файла Hello. Заметьте, что использование символа <text:span text:style-name="T17"># </text:span>означает строку комментария. Все символы, начиная с <text:span text:style-name="T17">#</text:span> до конца строки считаются частью комментария. <text:s text:c="2"/></text:p>
      <text:p text:style-name="P1"/>
      <text:p text:style-name="P6">2.5 Как запустить CMake?</text:p>
      <text:p text:style-name="P11"><text:tab/>После того, как CMake был установлен в вашей системе, использовать его для сборки проекта очень легко. Существует две главные директории, которые CMake использует для сборки проекта: директория исходников и директория бинарников. Директория исходников — это место, где размещается исходный код вашего проекта а также где будут найдены CmakeLists. Директория бинарников — это место, куда вы хотите чтобы CMake поместил итоговые объектные файлы, библиотеки и исполняемые файлы. Обычно CMake не пишет какие-либо файлы в директорию исходников, только в директорию бинарников. <text:span text:style-name="T2">Если вы хотите, можете сделать одну директорию и для исходников и для бинарников. Это известно также как сборка в исходниках (in-source build), в противовес сборке из исходников (out-of-source), в которой эти директории разные.</text:span></text:p>
      <text:p text:style-name="P11"><text:tab/><text:span text:style-name="T3">CMake поддерживает оба типа сборки in-source и out-of-source на всех операционных системах. Это означает, что вы можете настроить вашу сборку полностью вне дерева исходного кода, что упрощает значительно удаление всех файлов, генерируемых при сборке. </text:span><text:soft-page-break/><text:span text:style-name="T3">С таким разделением дерева сборки и дерева исходников также легко поддерживать несколько сборок из одного дерева исходных файлов. Это полезно, когда вы хотите иметь несколько сборок с различными опциями, но только одну копию дерева исходных файлов.</text:span></text:p>
      <text:p text:style-name="P11"/>
      <text:p text:style-name="P11"><text:tab/><text:span text:style-name="T4">На большинстве UNIX-платформ, если поддерживаются библиотеки curses, CMake производит исполняемый файл вызовом ccmake. </text:span><text:span text:style-name="T15">Для запуска ccmake, измените директорию (cd) на директорию, в которой вы хотите иметь бинарники. Затем запустите ccmake и передайте ему путь к директории с исходниками в командной строке.</text:span><text:span text:style-name="T4"> Для «сборки в исходниках» используйте «.» - туже директорию. Это запустит текстовый интерфейс. Если вы нажмёте клавишу «c», это запустит конфигурацию вашего проекта. Вы должны всегда выполнять конфигурацию после изменений значений в кэше. Для изменения значений используйте клавиши стрелок для выбора записей в кэше, и затем нажмите клавишу чтобы их редактировать. Boolean-значения будут переключаться по клавише Enter. Как только вы установите все значения как вам нужно, вы можете нажать клавишу «g» для генерации Makefiles и выйти. Вы можете также нажать «h» для справки, «q» для выхода и «t» для переключения вида между продвинутыми и общими настройками. </text:span></text:p>
      <text:p text:style-name="P11"/>
      <text:p text:style-name="P14">NB: файл C<text:span text:style-name="T20">M</text:span>akeFiles.txt должен лежать рядом с исходником. Для использования стандартных библиотек необходимо указать стандарт с помощью ключа компиляции: add_compile_options(-std=c++14): </text:p>
      <text:p text:style-name="P11"/>
      <text:p text:style-name="P8">Запуск CMake из командной строки.</text:p>
      <text:p text:style-name="P12"><text:tab/><text:span text:style-name="T5">Из командной строки, CMake может быть запущен как интерактивная сессия в формате вопрос-ответ или не интерактивной программы. Для запуска интерактивного режима, просто передайте ключ «-i» в CMake. Это приведет к тому, что CMake спросит вас значение для каждой записи в файле кэша проекта. CMake предоставит разумные умолчания точно также как в GUI и проклятых базовых интерфейсах. Процесс останавливается, когда больше нечего спрашивать. Пример использования интерактивного режима CMake представлен ниже.</text:span></text:p>
      <text:p text:style-name="P13"><text:tab/><text:span text:style-name="T6">Использование CMake для сборки проекта в неинтерактивном режиме это простой процесс, если проект имеет мало опций, или вообще их не имеет. Для больших проектов, таких как VTK, рекомендуется использование ccmake, cmake -i или cmake-gui.</text:span></text:p>
      <text:p text:style-name="P13"/>
      <text:p text:style-name="P9">Указание компилятора для CMake.</text:p>
      <text:p text:style-name="P18"><text:s/><text:tab/>На некоторых системах вы можете иметь более одного компилятора для выбора, или ваш компилятор может находиться в каком-то нестандартном месте. В этих случаях вам необходимо указать для CMake где размещается желаемый компилятор. Существует три способа указания этого. Генератор может указать компилятор, может быть установлена переменная окружения, или запись в кэше. Некоторые генераторы <text:s/>связаны со специфичным компилятором, например, генератор Visual Studio 6 всегда использует компилятор MS Visual Studio 6.</text:p>
      <text:p text:style-name="P18"/>
      <text:p text:style-name="P10">4.11 Установка файлов.</text:p>
      <text:p text:style-name="P19"><text:tab/><text:span text:style-name="T7">Программа обычно устанавливается в директорию, отличную от каталогов сборки и исходников. Это позволяет ей распространяться в ясной форме и изолировать пользователей от деталей процесса сборки. CMake предоставляет команду install для указания того, как должен быть установлен проект. Эта команда вызывается проектом в файле CmakeLists и говорит CMake как ему генерировать скрипты установки. Скрипты выполняются во время установки чтобы выполнить актуальную установку файлов. Пользователь просто запускает make install и утилита make вызовет модуль установки CMake. </text:span></text:p>
      <text:p text:style-name="P20"><text:soft-page-break/><text:tab/>Каждый вызов команды install определяет некоторые правила установки. В пределах одного CmakeLists файла эти правила будут <text:span text:style-name="T12">рассмотрены</text:span> в порядке, в котором вызываются соответствующие команды. </text:p>
      <text:p text:style-name="P21"><text:tab/>Команда install имеет несколько сигнатур, <text:span text:style-name="T8">разработанных для общих случаев установки. Отдельный вызов команды специфицирует сигнатуру по первому аргументу. Сигнатуры — это TARGETS, FILES, PROGRAMS, DIRECTORY, SCRIPT и CODE. </text:span></text:p>
      <text:p text:style-name="P21"/>
      <text:p text:style-name="P26">install(TARGETS … )</text:p>
      <text:p text:style-name="P21"><text:tab/><text:span text:style-name="T8">Устанавливает бинарные файлы, соответствующие целям сборки внутри проекта.</text:span></text:p>
      <text:p text:style-name="P21"/>
      <text:p text:style-name="P26">install(FILES …) </text:p>
      <text:p text:style-name="P26"><text:tab/>Установка файлов общего назначения. Это обычно используется для установки заголовочных файлов, документации, и файлов данных, требуемых в вашей программе.</text:p>
      <text:p text:style-name="P21"/>
      <text:p text:style-name="P26">install(PROGRAMS … )</text:p>
      <text:p text:style-name="P21"><text:tab/> <text:s text:c="2"/><text:span text:style-name="T8">Устанавливает исполняемые файлы, не собираемые в проекте, такие как </text:span><text:span text:style-name="T16">shell-скрипты</text:span><text:span text:style-name="T8">. Это идентично install (FILES) за исключением того, что для этих файлов </text:span><text:span text:style-name="T16">устанавливаются права на исполнение</text:span><text:span text:style-name="T8">.</text:span></text:p>
      <text:p text:style-name="P21"/>
      <text:p text:style-name="P22">install(DIRECTORY … )</text:p>
      <text:p text:style-name="P22"><text:tab/><text:span text:style-name="T9">Устанавливает всё дерево директории. Это может быть использовано для установки директорий с ресурсами, такими как иконки и картинки.</text:span></text:p>
      <text:p text:style-name="P22"/>
      <text:p text:style-name="P23">install(SCRIPT …)</text:p>
      <text:p text:style-name="P23"><text:tab/>Указывает предоставляемый пользователем Cmake-скрипт, который должен быть выполнен при установке. Обычно это используется для определения pre-install и post-install действий для других правил.</text:p>
      <text:p text:style-name="P23"/>
      <text:p text:style-name="P23">install(CODE … )</text:p>
      <text:p text:style-name="P23"><text:tab/><text:span text:style-name="T10">Указывает предоставляемый пользователем код CMake, который должен быть выполнен во время установки. Это похоже на install(SCRIPT), но код предоставляется встроенным в вызов как строка. </text:span></text:p>
      <text:p text:style-name="P23"/>
      <text:p text:style-name="P24">TARGETS, FILES, PROGRAMS, DIRECTORY сигнатуры предназначены для создания правил установки для файлов. Цели, файлы или директории для установки перечисляются немедленно после аргумента-имени сигнатуры. Могут быть указаны дополнительные детали с помощью ключевых слов-аргументов, за которыми следуют соответствующие значения. Ключевые слова-аргументы предоставля<text:span text:style-name="T11">емые</text:span> большинством сигнатур <text:span text:style-name="T11">перечислены далее.</text:span></text:p>
      <text:p text:style-name="P24"/>
      <text:p text:style-name="P25">DESTINATION</text:p>
      <text:p text:style-name="P25"><text:tab/>Указывает расположение, в котором правило установки разместит файлы. За этим аргументом должна следовать директория, соответствующая расположению. Если директория указана как полный путь, <text:span text:style-name="T13">она будет рассматриваться во время установки как абсолютный путь. Если директория указана как относительный путь, она будет рассматриваться во время установки относительно префикса установки. Префикс может быть установлен пользователем через кэш-переменную CMAKE_INSTALL_PREFIX. Специфичная для платформы установка по умолчанию предоставляется CMake: «usr/local» на UNIX и «&lt;SystemDrive&gt;/Program Files/&lt;ProjectName&gt;» на Windows. <text:s/></text:span></text:p>
      <text:p text:style-name="P25"/>
      <text:p text:style-name="P33">PERMISSIONS</text:p>
      <text:p text:style-name="P33"><text:tab/>Указывает устанавливаемые для файла права. Эта опция необходима только для переопределения стандартных прав, определенных для выбранной сигнатуры команды <text:soft-page-break/>INSTALL. <text:span text:style-name="T21">Корректные значения прав — это OWNER_READ, OWNER_WRITE, OWNER_EXECUTE, GROUP_READ, GROUP_WRITE, GROUP_EXECUTE, WORLD_READ, WORLD_WRITE, WORLD_EXECUTE, SETUID и SETGID. Некоторые платформы не поддерживают все эти права, на таких платформах эти права будут игнорированы.</text:span></text:p>
      <text:p text:style-name="P33"/>
      <text:p text:style-name="P34">CONFIGURATIONS</text:p>
      <text:p text:style-name="P34"><text:tab/>Указывает список конфигураций сборки, к которой применяется правило установки (Debug, Release, и т. д.). Для генераторов Makefile (<text:span text:style-name="T22">NB: например, ccmake</text:span>) конфигурация сборки указывается переменной <text:span text:style-name="T23">кэша CMAKE_BUILD_TYPE. Для Visual Studio и Xcode генераторов конфигурация выбирается когда цель INSTALL построена. Правило установки будет изучено только если текущая конфигурация установки соответствует записи в списке, предоставляемом для этого аргумента. При сравнении имен учитывается регистр.</text:span></text:p>
      <text:p text:style-name="P34"/>
      <text:p text:style-name="P35">COMPONENT</text:p>
      <text:p text:style-name="P35"><text:tab/>Указывает компонент установки, к которому применяется правило установки. Некоторые проекты делят их установки на несколько компонентов для раздельной упаковки. Например, проект может определить компонент «Runtime», который содержит файлы, необходимые для запуска утилиты, «Development» компонент содержит файлы, необходимые для сборки расширений для утилиты, и «Ducumentation» компонент содержит страницы справочного руководства и другие вспомогательные файлы. Затем проект может упаковать каждый компонент отдельно так, чтобы при <text:span text:style-name="T25">распространении </text:span>устанавливался только один компонент <text:span text:style-name="T24">в каждый момент времени. По умолчанию устанавливаются все компоненты. Компонентная установка — это продвинутая возможность, введенная для производителей пакетов. Она требует ручного вызова установочных скриптов с аргументом, определяющим переменную COMPONENT для указания имени желаемого компонента. Заметьте, что имена компонентов не определяются CMake. Каждый проект может определить его собственный набор компонентов.</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9:42:25.208592287</meta:creation-date>
    <dc:date>2017-08-10T11:27:17.526046680</dc:date>
    <meta:editing-duration>PT3H9M57S</meta:editing-duration>
    <meta:editing-cycles>56</meta:editing-cycles>
    <meta:generator>LibreOffice/5.1.6.2$Linux_X86_64 LibreOffice_project/10m0$Build-2</meta:generator>
    <meta:document-statistic meta:table-count="0" meta:image-count="0" meta:object-count="0" meta:page-count="5" meta:paragraph-count="73" meta:word-count="1610" meta:character-count="12480" meta:non-whitespace-character-count="10882"/>
  </office:meta>
</office:document-meta>
</file>